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3.0811in"/>
    </style:style>
    <style:style style:name="co4" style:family="table-column">
      <style:table-column-properties fo:break-before="auto" style:column-width="5.9319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33">
      <style:table-cell-properties fo:border-bottom="0.74pt solid #f8f9fa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fo:border-bottom="0.74pt solid #ffffff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3">
      <style:table-cell-properties fo:border-bottom="0.74pt solid #442f65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What is your name in the Alchemy AOE Discord Server?</text:p>
          </table:table-cell>
          <table:table-cell table:style-name="ce5" office:value-type="string" calcext:value-type="string">
            <text:p>Please link your primary AOE2.GG profile:</text:p>
          </table:table-cell>
          <table:table-cell table:style-name="ce5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4" office:value-type="string" calcext:value-type="string">
            <text:p>Digital Signature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08T18:10:41.054" calcext:value-type="date">
            <text:p>6/8/2025 18:10:41</text:p>
          </table:table-cell>
          <table:table-cell table:style-name="ce7" office:value-type="string" calcext:value-type="string">
            <text:p>LoreDek</text:p>
          </table:table-cell>
          <table:table-cell table:style-name="ce10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08T21:14:30.272" calcext:value-type="date">
            <text:p>6/8/2025 21:14:30</text:p>
          </table:table-cell>
          <table:table-cell table:style-name="ce6" office:value-type="string" calcext:value-type="string">
            <text:p>maxymczech</text:p>
          </table:table-cell>
          <table:table-cell table:style-name="ce9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25-06-09T08:31:22.409" calcext:value-type="date">
            <text:p>6/9/2025 8:31:22</text:p>
          </table:table-cell>
          <table:table-cell table:style-name="ce7" office:value-type="string" calcext:value-type="string">
            <text:p>harooooo</text:p>
          </table:table-cell>
          <table:table-cell table:style-name="ce10" office:value-type="string" calcext:value-type="string">
            <text:p><text:a xlink:href="https://aoe2.gg/profile/1558796" xlink:type="simple">https://aoe2.gg/profile/1558796</text:a></text:p>
          </table:table-cell>
          <table:table-cell table:style-name="ce7" office:value-type="string" calcext:value-type="string">
            <text:p>https://aoe2.gg/profile/3843187</text:p>
            <text:p>https://aoe2.gg/profile/3130134</text:p>
          </table:table-cell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09T10:32:56.878" calcext:value-type="date">
            <text:p>6/9/2025 10:32:56</text:p>
          </table:table-cell>
          <table:table-cell table:style-name="ce6" office:value-type="string" calcext:value-type="string">
            <text:p>chanchilaru</text:p>
          </table:table-cell>
          <table:table-cell table:style-name="ce9" office:value-type="string" calcext:value-type="string">
            <text:p><text:a xlink:href="https://aoe2.gg/profile/557273" xlink:type="simple">https://aoe2.gg/profile/557273</text:a></text:p>
          </table:table-cell>
          <table:table-cell table:style-name="ce9" office:value-type="string" calcext:value-type="string">
            <text:p><text:a xlink:href="https://aoe2.gg/profile/20850252" xlink:type="simple">https://aoe2.gg/profile/20850252</text:a></text:p>
          </table:table-cell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09T19:57:18.83" calcext:value-type="date">
            <text:p>6/9/2025 19:57:18</text:p>
          </table:table-cell>
          <table:table-cell table:style-name="ce7" office:value-type="string" calcext:value-type="string">
            <text:p>YoSoyPacho</text:p>
          </table:table-cell>
          <table:table-cell table:style-name="ce10" office:value-type="string" calcext:value-type="string">
            <text:p><text:a xlink:href="https://aoe2.gg/profile/11879908" xlink:type="simple">https://aoe2.gg/profile/11879908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10T15:08:34.387" calcext:value-type="date">
            <text:p>6/10/2025 15:08:34</text:p>
          </table:table-cell>
          <table:table-cell table:style-name="ce6" office:value-type="string" calcext:value-type="string">
            <text:p>El Docente</text:p>
          </table:table-cell>
          <table:table-cell table:style-name="ce9" office:value-type="string" calcext:value-type="string">
            <text:p><text:a xlink:href="https://aoe2.gg/profile/3369012" xlink:type="simple">https://aoe2.gg/profile/3369012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10T17:45:27.035" calcext:value-type="date">
            <text:p>6/10/2025 17:45:27</text:p>
          </table:table-cell>
          <table:table-cell table:style-name="ce7" office:value-type="string" calcext:value-type="string">
            <text:p>__oladushek</text:p>
          </table:table-cell>
          <table:table-cell table:style-name="ce10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11T04:02:05.592" calcext:value-type="date">
            <text:p>6/11/2025 4:02:05</text:p>
          </table:table-cell>
          <table:table-cell table:style-name="ce6" office:value-type="string" calcext:value-type="string">
            <text:p>MrOsoVC8</text:p>
          </table:table-cell>
          <table:table-cell table:style-name="ce9" office:value-type="string" calcext:value-type="string">
            <text:p><text:a xlink:href="https://aoe2.gg/profile/1485562" xlink:type="simple">https://aoe2.gg/profile/1485562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11T09:30:29.593" calcext:value-type="date">
            <text:p>6/11/2025 9:30:29</text:p>
          </table:table-cell>
          <table:table-cell table:style-name="ce7" office:value-type="string" calcext:value-type="string">
            <text:p>kiritastrich</text:p>
          </table:table-cell>
          <table:table-cell table:style-name="ce10" office:value-type="string" calcext:value-type="string">
            <text:p><text:a xlink:href="https://aoe2.gg/profile/4086355" xlink:type="simple">https://aoe2.gg/profile/4086355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13T01:25:25.775" calcext:value-type="date">
            <text:p>6/13/2025 1:25:25</text:p>
          </table:table-cell>
          <table:table-cell table:style-name="ce6" office:value-type="string" calcext:value-type="string">
            <text:p>leonovoo</text:p>
          </table:table-cell>
          <table:table-cell table:style-name="ce9" office:value-type="string" calcext:value-type="string">
            <text:p><text:a xlink:href="https://aoe2.gg/profile/1540811" xlink:type="simple">https://aoe2.gg/profile/1540811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13T03:53:51.897" calcext:value-type="date">
            <text:p>6/13/2025 3:53:51</text:p>
          </table:table-cell>
          <table:table-cell table:style-name="ce7" office:value-type="string" calcext:value-type="string">
            <text:p>Lion</text:p>
          </table:table-cell>
          <table:table-cell table:style-name="ce10" office:value-type="string" calcext:value-type="string">
            <text:p><text:a xlink:href="https://aoe2.gg/profile/319153" xlink:type="simple">https://aoe2.gg/profile/319153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15T11:11:00.282" calcext:value-type="date">
            <text:p>6/15/2025 11:11:00</text:p>
          </table:table-cell>
          <table:table-cell table:style-name="ce6" office:value-type="string" calcext:value-type="string">
            <text:p>Metalmania</text:p>
          </table:table-cell>
          <table:table-cell table:style-name="ce9" office:value-type="string" calcext:value-type="string">
            <text:p><text:a xlink:href="https://aoe2.gg/profile/9097311" xlink:type="simple">https://aoe2.gg/profile/9097311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15T15:10:42.404" calcext:value-type="date">
            <text:p>6/15/2025 15:10:42</text:p>
          </table:table-cell>
          <table:table-cell table:style-name="ce7" office:value-type="string" calcext:value-type="string">
            <text:p>_neozz_</text:p>
          </table:table-cell>
          <table:table-cell table:style-name="ce10" office:value-type="string" calcext:value-type="string">
            <text:p><text:a xlink:href="https://aoe2.gg/profile/11275434" xlink:type="simple">https://aoe2.gg/profile/11275434</text:a></text:p>
          </table:table-cell>
          <table:table-cell table:style-name="ce10" office:value-type="string" calcext:value-type="string">
            <text:p><text:a xlink:href="https://aoe2.gg/profile/19867271" xlink:type="simple">https://aoe2.gg/profile/19867271</text:a></text:p>
          </table:table-cell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15T17:19:48.119" calcext:value-type="date">
            <text:p>6/15/2025 17:19:48</text:p>
          </table:table-cell>
          <table:table-cell table:style-name="ce6" office:value-type="string" calcext:value-type="string">
            <text:p>Pl0tterGhost</text:p>
          </table:table-cell>
          <table:table-cell table:style-name="ce9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17T13:59:56.125" calcext:value-type="date">
            <text:p>6/17/2025 13:59:56</text:p>
          </table:table-cell>
          <table:table-cell table:style-name="ce7" office:value-type="string" calcext:value-type="string">
            <text:p>e1sTea</text:p>
          </table:table-cell>
          <table:table-cell table:style-name="ce10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19T19:16:29.321" calcext:value-type="date">
            <text:p>6/19/2025 19:16:29</text:p>
          </table:table-cell>
          <table:table-cell table:style-name="ce6" office:value-type="string" calcext:value-type="string">
            <text:p>Pronoob</text:p>
          </table:table-cell>
          <table:table-cell table:style-name="ce11" office:value-type="string" calcext:value-type="string">
            <text:p><text:a xlink:href="https://aoe2.gg/profile/user/2241180/" xlink:type="simple">https://aoe2.gg/profile/2241180/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0T00:54:38.157" calcext:value-type="date">
            <text:p>6/20/2025 0:54:38</text:p>
          </table:table-cell>
          <table:table-cell table:style-name="ce7" office:value-type="string" calcext:value-type="string">
            <text:p>KorDimon</text:p>
          </table:table-cell>
          <table:table-cell table:style-name="ce12" office:value-type="string" calcext:value-type="string">
            <text:p><text:a xlink:href="https://aoe2.gg/profile/2982910" xlink:type="simple">https://aoe2.gg/profile/2982910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0T06:57:17.624" calcext:value-type="date">
            <text:p>6/20/2025 6:57:17</text:p>
          </table:table-cell>
          <table:table-cell table:style-name="ce6" office:value-type="string" calcext:value-type="string">
            <text:p>Nope1585</text:p>
          </table:table-cell>
          <table:table-cell table:style-name="ce9" office:value-type="string" calcext:value-type="string">
            <text:p><text:a xlink:href="https://aoe2.gg/profile/5968579" xlink:type="simple">https://aoe2.gg/profile/5968579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1T11:11:18.815" calcext:value-type="date">
            <text:p>6/21/2025 11:11:18</text:p>
          </table:table-cell>
          <table:table-cell table:style-name="ce7" office:value-type="string" calcext:value-type="string">
            <text:p>Hydur</text:p>
          </table:table-cell>
          <table:table-cell table:style-name="ce10" office:value-type="string" calcext:value-type="string">
            <text:p><text:a xlink:href="https://aoe2.gg/profile/1101945" xlink:type="simple">https://aoe2.gg/profile/1101945</text:a></text:p>
          </table:table-cell>
          <table:table-cell table:style-name="ce10" office:value-type="string" calcext:value-type="string">
            <text:p><text:a xlink:href="https://aoe2.gg/profile/11857604" xlink:type="simple">https://aoe2.gg/profile/11857604</text:a></text:p>
          </table:table-cell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2T09:39:45.971" calcext:value-type="date">
            <text:p>6/22/2025 9:39:45</text:p>
          </table:table-cell>
          <table:table-cell table:style-name="ce6" office:value-type="string" calcext:value-type="string">
            <text:p>maxpower973</text:p>
          </table:table-cell>
          <table:table-cell table:style-name="ce9" office:value-type="string" calcext:value-type="string">
            <text:p><text:a xlink:href="https://aoe2.gg/profile/2320032" xlink:type="simple">https://aoe2.gg/profile/2320032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2T11:56:17.935" calcext:value-type="date">
            <text:p>6/22/2025 11:56:17</text:p>
          </table:table-cell>
          <table:table-cell table:style-name="ce7" office:value-type="string" calcext:value-type="string">
            <text:p>PlushWerewolf</text:p>
          </table:table-cell>
          <table:table-cell table:style-name="ce10" office:value-type="string" calcext:value-type="string">
            <text:p><text:a xlink:href="https://aoe2.gg/profile/236773" xlink:type="simple">https://aoe2.gg/profile/236773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2T16:13:53.579" calcext:value-type="date">
            <text:p>6/22/2025 16:13:53</text:p>
          </table:table-cell>
          <table:table-cell table:style-name="ce6" office:value-type="string" calcext:value-type="string">
            <text:p>Rodrixs</text:p>
          </table:table-cell>
          <table:table-cell table:style-name="ce9" office:value-type="string" calcext:value-type="string">
            <text:p><text:a xlink:href="https://aoe2.gg/profile/11440407" xlink:type="simple">https://aoe2.gg/profile/11440407</text:a></text:p>
          </table:table-cell>
          <table:table-cell table:style-name="ce9" office:value-type="string" calcext:value-type="string">
            <text:p><text:a xlink:href="https://aoe2.gg/profile/11209546" xlink:type="simple">https://aoe2.gg/profile/11209546</text:a></text:p>
          </table:table-cell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2T16:29:39.212" calcext:value-type="date">
            <text:p>6/22/2025 16:29:39</text:p>
          </table:table-cell>
          <table:table-cell table:style-name="ce7" office:value-type="string" calcext:value-type="string">
            <text:p>Flying Mouse</text:p>
          </table:table-cell>
          <table:table-cell table:style-name="ce10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2T17:34:50.726" calcext:value-type="date">
            <text:p>6/22/2025 17:34:50</text:p>
          </table:table-cell>
          <table:table-cell table:style-name="ce6" office:value-type="string" calcext:value-type="string">
            <text:p>Chipmunk</text:p>
          </table:table-cell>
          <table:table-cell table:style-name="ce9" office:value-type="string" calcext:value-type="string">
            <text:p><text:a xlink:href="https://aoe2.gg/profile/282529" xlink:type="simple">https://aoe2.gg/profile/282529</text:a></text:p>
          </table:table-cell>
          <table:table-cell table:style-name="ce9" office:value-type="string" calcext:value-type="string">
            <text:p><text:a xlink:href="https://aoe2.gg/profile/18372209" xlink:type="simple">https://aoe2.gg/profile/18372209</text:a></text:p>
          </table:table-cell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2T18:28:05.87" calcext:value-type="date">
            <text:p>6/22/2025 18:28:05</text:p>
          </table:table-cell>
          <table:table-cell table:style-name="ce7" office:value-type="string" calcext:value-type="string">
            <text:p>Sabalero</text:p>
          </table:table-cell>
          <table:table-cell table:style-name="ce10" office:value-type="string" calcext:value-type="string">
            <text:p><text:a xlink:href="https://aoe2.gg/profile/8913439" xlink:type="simple">https://aoe2.gg/profile/8913439</text:a></text:p>
          </table:table-cell>
          <table:table-cell table:style-name="ce10" office:value-type="string" calcext:value-type="string">
            <text:p><text:a xlink:href="https://aoe2.gg/profile/19244585" xlink:type="simple">https://aoe2.gg/profile/19244585</text:a></text:p>
          </table:table-cell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2T19:03:53.351" calcext:value-type="date">
            <text:p>6/22/2025 19:03:53</text:p>
          </table:table-cell>
          <table:table-cell table:style-name="ce6" office:value-type="string" calcext:value-type="string">
            <text:p>The Otter One</text:p>
          </table:table-cell>
          <table:table-cell table:style-name="ce9" office:value-type="string" calcext:value-type="string">
            <text:p><text:a xlink:href="https://aoe2.gg/profile/283384/" xlink:type="simple">https://aoe2.gg/profile/283384/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2T19:49:05.842" calcext:value-type="date">
            <text:p>6/22/2025 19:49:05</text:p>
          </table:table-cell>
          <table:table-cell table:style-name="ce7" office:value-type="string" calcext:value-type="string">
            <text:p>Sense</text:p>
          </table:table-cell>
          <table:table-cell table:style-name="ce10" office:value-type="string" calcext:value-type="string">
            <text:p><text:a xlink:href="https://aoe2.gg/profile/11552919" xlink:type="simple">https://aoe2.gg/profile/11552919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2T22:14:36.548" calcext:value-type="date">
            <text:p>6/22/2025 22:14:36</text:p>
          </table:table-cell>
          <table:table-cell table:style-name="ce6" office:value-type="string" calcext:value-type="string">
            <text:p>TheTiger</text:p>
          </table:table-cell>
          <table:table-cell table:style-name="ce9" office:value-type="string" calcext:value-type="string">
            <text:p><text:a xlink:href="https://aoe2.gg/profile/3425325" xlink:type="simple">https://aoe2.gg/profile/3425325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3T00:03:57.221" calcext:value-type="date">
            <text:p>6/23/2025 0:03:57</text:p>
          </table:table-cell>
          <table:table-cell table:style-name="ce7" office:value-type="string" calcext:value-type="string">
            <text:p>Favre4ever</text:p>
          </table:table-cell>
          <table:table-cell table:style-name="ce10" office:value-type="string" calcext:value-type="string">
            <text:p><text:a xlink:href="https://aoe2.gg/profile/332865" xlink:type="simple">https://aoe2.gg/profile/332865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3T06:25:44.7" calcext:value-type="date">
            <text:p>6/23/2025 6:25:44</text:p>
          </table:table-cell>
          <table:table-cell table:style-name="ce6" office:value-type="string" calcext:value-type="string">
            <text:p>wisenatic</text:p>
          </table:table-cell>
          <table:table-cell table:style-name="ce9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3T06:55:12.909" calcext:value-type="date">
            <text:p>6/23/2025 6:55:12</text:p>
          </table:table-cell>
          <table:table-cell table:style-name="ce7" office:value-type="string" calcext:value-type="string">
            <text:p>xRavyn</text:p>
          </table:table-cell>
          <table:table-cell table:style-name="ce10" office:value-type="string" calcext:value-type="string">
            <text:p><text:a xlink:href="https://aoe2.gg/profile/6242021" xlink:type="simple">https://aoe2.gg/profile/6242021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3T14:44:35.284" calcext:value-type="date">
            <text:p>6/23/2025 14:44:35</text:p>
          </table:table-cell>
          <table:table-cell table:style-name="ce6" office:value-type="string" calcext:value-type="string">
            <text:p>jasouki</text:p>
          </table:table-cell>
          <table:table-cell table:style-name="ce9" office:value-type="string" calcext:value-type="string">
            <text:p><text:a xlink:href="https://aoe2.gg/profile/12271904" xlink:type="simple">https://aoe2.gg/profile/12271904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3T14:55:20.83" calcext:value-type="date">
            <text:p>6/23/2025 14:55:20</text:p>
          </table:table-cell>
          <table:table-cell table:style-name="ce7" office:value-type="string" calcext:value-type="string">
            <text:p>BenderAndChill</text:p>
          </table:table-cell>
          <table:table-cell table:style-name="ce10" office:value-type="string" calcext:value-type="string">
            <text:p><text:a xlink:href="https://aoe2.gg/profile/18747331" xlink:type="simple">https://aoe2.gg/profile/18747331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25-06-23T17:23:30.681" calcext:value-type="date">
            <text:p>6/23/2025 17:23:30</text:p>
          </table:table-cell>
          <table:table-cell table:style-name="ce8" office:value-type="string" calcext:value-type="string">
            <text:p>cerasito</text:p>
          </table:table-cell>
          <table:table-cell table:style-name="ce13" office:value-type="string" calcext:value-type="string">
            <text:p><text:a xlink:href="https://aoe2.gg/profile/19702504" xlink:type="simple">https://aoe2.gg/profile/19702504</text:a></text:p>
          </table:table-cell>
          <table:table-cell/>
          <table:table-cell table:style-name="ce17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4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Form_Responses1" table:target-range-address="'Form Responses 1'.A1:'Form Responses 1'.E3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09:47:36.12857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6-24T10:19:12.102003400</dc:date>
    <meta:editing-duration>PT20M10S</meta:editing-duration>
    <meta:editing-cycles>1</meta:editing-cycles>
    <meta:document-statistic meta:table-count="1" meta:cell-count="148" meta:object-count="0"/>
  </office:meta>
</office:document-meta>
</file>